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751cm"/>
    </style:style>
    <style:style style:name="co13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4.51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5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41"/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Case ID</text:p>
          </table:table-cell>
          <table:table-cell table:style-name="ce1" office:value-type="string">
            <text:p>Dataset ID</text:p>
          </table:table-cell>
          <table:table-cell table:style-name="ce1" office:value-type="string">
            <text:p>Lesion Type</text:p>
          </table:table-cell>
          <table:table-cell table:style-name="ce1" office:value-type="string">
            <text:p>Hemisphere</text:p>
          </table:table-cell>
          <table:table-cell table:style-name="ce1" office:value-type="string">
            <text:p>Lesion Load (ml)</text:p>
          </table:table-cell>
          <table:table-cell table:style-name="ce1" office:value-type="string">
            <text:p>Lesion Age (TSS)</text:p>
          </table:table-cell>
          <table:table-cell table:style-name="ce1" office:value-type="string">
            <text:p>NIH SS</text:p>
          </table:table-cell>
          <table:table-cell table:style-name="ce1" office:value-type="string">
            <text:p>Ground Truth?</text:p>
          </table:table-cell>
          <table:table-cell table:style-name="ce1" office:value-type="string">
            <text:p>Lesion Similar Hyperintensities?</text:p>
          </table:table-cell>
          <table:table-cell table:style-name="ce1" office:value-type="string">
            <text:p>Remarks on image data</text:p>
          </table:table-cell>
          <table:table-cell table:style-name="ce1" office:value-type="string">
            <text:p>Remarks on lesion</text:p>
          </table:table-cell>
          <table:table-cell table:style-name="ce1" office:value-type="string">
            <text:p>Remarks on ground truth</text:p>
          </table:table-cell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string">
            <text:p>FLAIR: doppler and movement artifacts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+H</text:p>
          </table:table-cell>
          <table:table-cell office:value-type="string">
            <text:p>l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46.230492908">
            <text:p>246.2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TOF: noisy; FLAIR: doppler; T1 SAG TSE: noisy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37.5430095673">
            <text:p>37.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344.167968904">
            <text:p>344.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FLAIR: doppler; T1 SAG TSE: noisy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6">
            <text:p>6</text:p>
          </table:table-cell>
          <table:table-cell table:style-name="ce2"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127.030884348">
            <text:p>127.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2" office:value-type="string">
            <text:p>none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71.209912222">
            <text:p>171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/>
          <table:table-cell office:value-type="string">
            <text:p>Lesion might contain very small hemorrhage</text:p>
          </table:table-cell>
          <table:table-cell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89.328425231">
            <text:p>289.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FLAIR: doppler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8.45400386059">
            <text:p>8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338.811548503">
            <text:p>338.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FLAIR: doppler; T1 SAG TFE: noisy; T2 SAG TSE: movement artifacts</text:p>
          </table:table-cell>
          <table:table-cell/>
          <table:table-cell office:value-type="string">
            <text:p>Probably too large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42.5175193787">
            <text:p>42.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style-name="ce2"/>
          <table:table-cell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41.406157303">
            <text:p>141.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FLAIR: slight doppler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120.600231171">
            <text:p>120.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style-name="ce4"/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3" office:value-type="float" office:value="44.4221031303">
            <text:p>44.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4.2689292636">
            <text:p>44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3" office:value-type="float" office:value="68.2369262412">
            <text:p>68.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FLAIR: doppler; T1 SAG TFE: noisy;</text:p>
          </table:table-cell>
          <table:table-cell/>
          <table:table-cell office:value-type="string">
            <text:p>Includes seemingly unconnected ischemic regions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99.6311731737">
            <text:p>99.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5.3266412735">
            <text:p>45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4.0822417679">
            <text:p>14.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36.4530935183">
            <text:p>36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89.4523568883">
            <text:p>89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9.25311304379">
            <text:p>9.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table:style-name="ce5" office:value-type="string">
            <text:p>FLAIR: doppler; T1 SAG TFE: noisy; T2 SAG TSE: Movement artifacts; T2 TRA FFE: doppler</text:p>
          </table:table-cell>
          <table:table-cell office:value-type="string">
            <text:p>DW suggest that part of the lesion has not been segmented</text:p>
          </table:table-cell>
          <table:table-cell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7.9746869099">
            <text:p>28.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/>
          <table:table-cell office:value-type="string">
            <text:p>DW slightly suggest additional lesion in left frontal lobe</text:p>
          </table:table-cell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4">
            <text:p>24</text:p>
          </table:table-cell>
          <table:table-cell/>
          <table:table-cell office:value-type="string">
            <text:p>l</text:p>
          </table:table-cell>
          <table:table-cell table:style-name="ce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8.2620689933">
            <text:p>18.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FLAIR: doppler; T1 SAG TFE: noisy; T2 SAG TSE: Movement artifacts;</text:p>
          </table:table-cell>
          <table:table-cell/>
          <table:table-cell office:value-type="string">
            <text:p>Not connected (embolic?)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40.6151701219">
            <text:p>40.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/>
          <table:table-cell office:value-type="string">
            <text:p>DW suggest that small part near frontal LV has been missed</text:p>
          </table:table-cell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/>
          <table:table-cell table:number-columns-repeated="2"/>
          <table:table-cell office:value-type="float" office:value="0">
            <text:p>0</text:p>
          </table:table-cell>
          <table:table-cell office:value-type="string">
            <text:p>big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12.598000264">
            <text:p>112.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FLAIR: doppler</text:p>
          </table:table-cell>
          <table:table-cell table:number-columns-repeated="2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9.2523192348">
            <text:p>49.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TOF: extreme doppler</text:p>
          </table:table-cell>
          <table:table-cell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33.444527642">
            <text:p>233.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FLAIR: doppler; T2 TRA TSE: noisy; T2 TRA FFE: noisy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2.8283013062">
            <text:p>42.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58.6863284883">
            <text:p>58.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FLAIR: doppler; T2 SAG TSE: movement artifacts; T1 TRA FFE: noisy</text:p>
          </table:table-cell>
          <table:table-cell office:value-type="string">
            <text:p>DW suggest large part of lesion beside LV missed;</text:p>
          </table:table-cell>
          <table:table-cell/>
        </table:table-row>
        <table:table-row table:style-name="ro4">
          <table:table-cell office:value-type="string">
            <text:p>JGABLENTZ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61.8339782715">
            <text:p>61.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string">
            <text:p>none</text:p>
          </table:table-cell>
          <table:table-cell/>
          <table:table-cell office:value-type="string">
            <text:p>DW suggest parts of lesion at brain-skull border missed</text:p>
          </table:table-cell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1.3630821056">
            <text:p>21.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table:number-columns-repeated="3"/>
        </table:table-row>
        <table:table-row table:style-name="ro4">
          <table:table-cell office:value-type="string">
            <text:p>JGABLENTZ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124.276147468">
            <text:p>124.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middle</text:p>
          </table:table-cell>
          <table:table-cell office:value-type="string">
            <text:p>T2 TRA FFE: noisy; T2 TRA TFE movement artifacts; T1 TRA FF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72.1359262004">
            <text:p>72.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.75805988121">
            <text:p>1.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table:number-columns-repeated="3"/>
        </table:table-row>
        <table:table-row table:style-name="ro4">
          <table:table-cell office:value-type="string">
            <text:p>JGABLENTZ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3" office:value-type="float" office:value="172.449710506">
            <text:p>172.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4">
          <table:table-cell office:value-type="string">
            <text:p>JGABLENTZ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8.64379163074">
            <text:p>8.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T2 TRA TSE: movement artifacts; T1 TRA FFE: movement artifacts</text:p>
          </table:table-cell>
          <table:table-cell office:value-type="string">
            <text:p>DW suggests small part missed in back part of LV</text:p>
          </table:table-cell>
          <table:table-cell/>
        </table:table-row>
        <table:table-row table:style-name="ro4">
          <table:table-cell office:value-type="string">
            <text:p>JGABLENTZ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273.737826482">
            <text:p>273.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17.789961435">
            <text:p>117.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FLAIR: doppler; T2 TRA TSE: movement artifacts</text:p>
          </table:table-cell>
          <table:table-cell table:number-columns-repeated="2"/>
        </table:table-row>
        <table:table-row table:style-name="ro2">
          <table:table-cell office:value-type="string">
            <text:p>JGABLENTZ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30.3010055662">
            <text:p>30.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FLAIR: doppler; T2 TRA TSE: movement artifacts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95.2105058374">
            <text:p>95.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JGABLENTZ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5.96119989657">
            <text:p>6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style-name="ce2" office:value-type="string">
            <text:p>FLAIR: doppler; T2 TRA TSE: movement artifacts</text:p>
          </table:table-cell>
          <table:table-cell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5.9580233068">
            <text:p>26.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table:style-name="ce2" office:value-type="string">
            <text:p>FLAIR: doppler; T2 TRA TSE: movement artifacts; T2 SAG TSE: movement artifacts; T1 TRA FFE: movement artifacts</text:p>
          </table:table-cell>
          <table:table-cell table:number-columns-repeated="2"/>
        </table:table-row>
        <table:table-row table:style-name="ro4"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(I)schemic, (H)emoorhagic or both</text:p>
          </table:table-cell>
          <table:table-cell office:value-type="string">
            <text:p>(l)eft or (r)ight</text:p>
          </table:table-cell>
          <table:table-cell table:number-columns-repeated="4"/>
          <table:table-cell office:value-type="string">
            <text:p>none, small, middle, big</text:p>
          </table:table-cell>
          <table:table-cell table:number-columns-repeated="3"/>
        </table:table-row>
        <table:table-row table:style-name="ro4" table:number-rows-repeated="104852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heet2" table:style-name="ta1">
        <table:table-column table:style-name="co1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1" number:min-integer-digits="3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3-05-27T14:29:20</meta:creation-date>
    <meta:generator>LibreOffice/3.5$Linux_X86_64 LibreOffice_project/350m1$Build-2</meta:generator>
    <dc:date>2014-04-03T16:34:09</dc:date>
    <dc:creator>Oskar Maier</dc:creator>
    <meta:editing-duration>P3DT2H50M32S</meta:editing-duration>
    <meta:editing-cycles>241</meta:editing-cycles>
    <meta:document-statistic meta:table-count="3" meta:cell-count="495" meta:object-count="0"/>
  </office:meta>
</office:document-meta>
</file>